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office:version="1.2">
  <office:automatic-styles/>
  <office:body>
    <office:spreadsheet>
      <table:table table:name="1ahw"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09">
            <text:p>109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0">
            <text:p>110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67">
            <text:p>2.6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37">
            <text:p>137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38">
            <text:p>138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94">
            <text:p>4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40">
            <text:p>140</text:p>
          </table:table-cell>
          <table:table-cell office:value-type="string">
            <text:p>GLN</text:p>
          </table:table-cell>
          <table:table-cell office:value-type="string">
            <text:p>ILE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42">
            <text:p>142</text:p>
          </table:table-cell>
          <table:table-cell office:value-type="string">
            <text:p>ILE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44">
            <text:p>144</text:p>
          </table:table-cell>
          <table:table-cell office:value-type="string">
            <text:p>TH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6.63">
            <text:p>16.6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44">
            <text:p>144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5.91">
            <text:p>15.9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45">
            <text:p>14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7.9">
            <text:p>-7.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53">
            <text:p>153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54">
            <text:p>154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5.56">
            <text:p>-5.5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55">
            <text:p>155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31">
            <text:p>-0.3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57">
            <text:p>157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59">
            <text:p>159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61">
            <text:p>16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7.03">
            <text:p>17.0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58">
            <text:p>158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62">
            <text:p>4.6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64">
            <text:p>164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13">
            <text:p>4.1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66">
            <text:p>166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03">
            <text:p>-2.0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83">
            <text:p>183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84">
            <text:p>184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6.8">
            <text:p>16.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85">
            <text:p>185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13">
            <text:p>1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63">
            <text:p>5.6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86">
            <text:p>186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  <table:table-cell office:value-type="float" office:value="14">
            <text:p>1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31">
            <text:p>-1.3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87">
            <text:p>187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51">
            <text:p>4.5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ahw</text:p>
          </table:table-cell>
          <table:table-cell office:value-type="string">
            <text:p>C</text:p>
          </table:table-cell>
          <table:table-cell office:value-type="float" office:value="188">
            <text:p>18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16">
            <text:p>16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89">
            <text:p>189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6.8">
            <text:p>16.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2vis">
        <table:table-row>
          <table:table-cell office:value-type="string">
            <text:p>2vis</text:p>
          </table:table-cell>
          <table:table-cell office:value-type="string">
            <text:p>C</text:p>
          </table:table-cell>
          <table:table-cell office:value-type="float" office:value="88">
            <text:p>88</text:p>
          </table:table-cell>
          <table:table-cell office:value-type="string">
            <text:p>THR</text:p>
          </table:table-cell>
          <table:table-cell office:value-type="string">
            <text:p>ILE</text:p>
          </table:table-cell>
          <table:table-cell office:value-type="float" office:value="17">
            <text:p>1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0.54">
            <text:p>-20.5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2vir">
        <table:table-row>
          <table:table-cell office:value-type="string">
            <text:p>2vir</text:p>
          </table:table-cell>
          <table:table-cell office:value-type="string">
            <text:p>C</text:p>
          </table:table-cell>
          <table:table-cell office:value-type="float" office:value="114">
            <text:p>114</text:p>
          </table:table-cell>
          <table:table-cell office:value-type="string">
            <text:p>LEU</text:p>
          </table:table-cell>
          <table:table-cell office:value-type="string">
            <text:p>SER</text:p>
          </table:table-cell>
          <table:table-cell office:value-type="float" office:value="18">
            <text:p>1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5.39">
            <text:p>15.3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vir</text:p>
          </table:table-cell>
          <table:table-cell office:value-type="string">
            <text:p>C</text:p>
          </table:table-cell>
          <table:table-cell office:value-type="float" office:value="88">
            <text:p>88</text:p>
          </table:table-cell>
          <table:table-cell office:value-type="string">
            <text:p>ILE</text:p>
          </table:table-cell>
          <table:table-cell office:value-type="string">
            <text:p>THR</text:p>
          </table:table-cell>
          <table:table-cell office:value-type="float" office:value="19">
            <text:p>1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0.54">
            <text:p>20.5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kiq">
        <table:table-row>
          <table:table-cell office:value-type="string">
            <text:p>1kiq</text:p>
          </table:table-cell>
          <table:table-cell office:value-type="string">
            <text:p>B</text:p>
          </table:table-cell>
          <table:table-cell office:value-type="float" office:value="100">
            <text:p>100</text:p>
          </table:table-cell>
          <table:table-cell office:value-type="string">
            <text:p>TYR</text:p>
          </table:table-cell>
          <table:table-cell office:value-type="string">
            <text:p>PHE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0.43">
            <text:p>-10.4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kip">
        <table:table-row>
          <table:table-cell office:value-type="string">
            <text:p>1kip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TYR</text:p>
          </table:table-cell>
          <table:table-cell office:value-type="string">
            <text:p>ALA</text:p>
          </table:table-cell>
          <table:table-cell office:value-type="float" office:value="21">
            <text:p>2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35">
            <text:p>-3.3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kir">
        <table:table-row>
          <table:table-cell office:value-type="string">
            <text:p>1kir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TYR</text:p>
          </table:table-cell>
          <table:table-cell office:value-type="string">
            <text:p>SER</text:p>
          </table:table-cell>
          <table:table-cell office:value-type="float" office:value="22">
            <text:p>2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5.8">
            <text:p>-5.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nca">
        <table:table-row>
          <table:table-cell office:value-type="string">
            <text:p>1nca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GLN</text:p>
          </table:table-cell>
          <table:table-cell office:value-type="string">
            <text:p>ASN</text:p>
          </table:table-cell>
          <table:table-cell office:value-type="float" office:value="23">
            <text:p>2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ca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  <table:table-cell office:value-type="float" office:value="24">
            <text:p>2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72">
            <text:p>1.7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ca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LYS</text:p>
          </table:table-cell>
          <table:table-cell office:value-type="string">
            <text:p>ASP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99">
            <text:p>2.9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ca</text:p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GLN</text:p>
          </table:table-cell>
          <table:table-cell office:value-type="string">
            <text:p>ASN</text:p>
          </table:table-cell>
          <table:table-cell office:value-type="float" office:value="26">
            <text:p>2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27">
            <text:p>2.2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3nps"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2">
            <text:p>22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27">
            <text:p>2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11">
            <text:p>0.1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5">
            <text:p>25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28">
            <text:p>2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68">
            <text:p>2.6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44">
            <text:p>44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29">
            <text:p>2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39">
            <text:p>-1.3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2">
            <text:p>1.4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31">
            <text:p>3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46">
            <text:p>4.4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47">
            <text:p>47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4.44">
            <text:p>-4.4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33">
            <text:p>3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92">
            <text:p>0.9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34">
            <text:p>3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58">
            <text:p>0.5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35">
            <text:p>3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89">
            <text:p>1.8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81">
            <text:p>81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63">
            <text:p>-0.6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88">
            <text:p>88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37">
            <text:p>3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57">
            <text:p>6.5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89">
            <text:p>89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38">
            <text:p>3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06">
            <text:p>1.0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39">
            <text:p>3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3">
            <text:p>6.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40">
            <text:p>4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94">
            <text:p>1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41">
            <text:p>4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03">
            <text:p>3.0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37">
            <text:p>137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42">
            <text:p>4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84">
            <text:p>7.8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39">
            <text:p>139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43">
            <text:p>4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24">
            <text:p>1.2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40">
            <text:p>140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44">
            <text:p>4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42">
            <text:p>7.4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43">
            <text:p>143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73">
            <text:p>0.7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46">
            <text:p>146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46">
            <text:p>4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24">
            <text:p>1.2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62">
            <text:p>162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47">
            <text:p>4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57">
            <text:p>2.5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67">
            <text:p>167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48">
            <text:p>4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25">
            <text:p>-0.2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168">
            <text:p>168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49">
            <text:p>4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1">
            <text:p>3.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13">
            <text:p>21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50">
            <text:p>5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13">
            <text:p>6.1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17">
            <text:p>217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51">
            <text:p>5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17">
            <text:p>-0.1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18">
            <text:p>21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52">
            <text:p>5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35">
            <text:p>-0.3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ps</text:p>
          </table:table-cell>
          <table:table-cell office:value-type="string">
            <text:p>A</text:p>
          </table:table-cell>
          <table:table-cell office:value-type="float" office:value="220">
            <text:p>220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53">
            <text:p>5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43">
            <text:p>-0.4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jrh"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121">
            <text:p>12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11">
            <text:p>-0.1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office:value-type="string">
            <text:p>LEU</text:p>
          </table:table-cell>
          <table:table-cell office:value-type="string">
            <text:p>THR</text:p>
          </table:table-cell>
          <table:table-cell office:value-type="float" office:value="122">
            <text:p>122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10">
            <text:p>10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11">
            <text:p>-0.1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14">
            <text:p>14</text:p>
          </table:table-cell>
          <table:table-cell office:value-type="string">
            <text:p>LEU</text:p>
          </table:table-cell>
          <table:table-cell office:value-type="string">
            <text:p>MET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17">
            <text:p>17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89">
            <text:p>-0.8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24">
            <text:p>24</text:p>
          </table:table-cell>
          <table:table-cell office:value-type="string">
            <text:p>ASN</text:p>
          </table:table-cell>
          <table:table-cell office:value-type="string">
            <text:p>ILE</text:p>
          </table:table-cell>
          <table:table-cell office:value-type="float" office:value="124">
            <text:p>124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26">
            <text:p>26</text:p>
          </table:table-cell>
          <table:table-cell office:value-type="string">
            <text:p>SER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28">
            <text:p>28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30">
            <text:p>30</text:p>
          </table:table-cell>
          <table:table-cell office:value-type="string">
            <text:p>ILE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6">
            <text:p>0.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4">
            <text:p>34</text:p>
          </table:table-cell>
          <table:table-cell office:value-type="string">
            <text:p>GLN</text:p>
          </table:table-cell>
          <table:table-cell office:value-type="string">
            <text:p>GLU</text:p>
          </table:table-cell>
          <table:table-cell office:value-type="float" office:value="125">
            <text:p>12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42">
            <text:p>0.4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8">
            <text:p>48</text:p>
          </table:table-cell>
          <table:table-cell office:value-type="string">
            <text:p>SER</text:p>
          </table:table-cell>
          <table:table-cell office:value-type="string">
            <text:p>ALA</text:p>
          </table:table-cell>
          <table:table-cell office:value-type="float" office:value="126">
            <text:p>126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50">
            <text:p>50</text:p>
          </table:table-cell>
          <table:table-cell office:value-type="string">
            <text:p>THR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54">
            <text:p>54</text:p>
          </table:table-cell>
          <table:table-cell office:value-type="string">
            <text:p>ASP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3">
            <text:p>0.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60">
            <text:p>60</text:p>
          </table:table-cell>
          <table:table-cell office:value-type="string">
            <text:p>TYR</text:p>
          </table:table-cell>
          <table:table-cell office:value-type="string">
            <text:p>SER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1">
            <text:p>61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2">
            <text:p>62</text:p>
          </table:table-cell>
          <table:table-cell office:value-type="string">
            <text:p>GLN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3">
            <text:p>63</text:p>
          </table:table-cell>
          <table:table-cell office:value-type="string">
            <text:p>ILE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4">
            <text:p>64</text:p>
          </table:table-cell>
          <table:table-cell office:value-type="string">
            <text:p>MET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5">
            <text:p>65</text:p>
          </table:table-cell>
          <table:table-cell office:value-type="string">
            <text:p>TYR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7">
            <text:p>67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68">
            <text:p>68</text:p>
          </table:table-cell>
          <table:table-cell office:value-type="string">
            <text:p>VAL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70">
            <text:p>70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37">
            <text:p>12.3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72">
            <text:p>72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  <table:table-cell office:value-type="float" office:value="128">
            <text:p>128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77">
            <text:p>77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89">
            <text:p>-0.8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84">
            <text:p>84</text:p>
          </table:table-cell>
          <table:table-cell office:value-type="string">
            <text:p>ASP</text:p>
          </table:table-cell>
          <table:table-cell office:value-type="string">
            <text:p>ALA</text:p>
          </table:table-cell>
          <table:table-cell office:value-type="float" office:value="129">
            <text:p>129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87">
            <text:p>87</text:p>
          </table:table-cell>
          <table:table-cell office:value-type="string">
            <text:p>ARG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89">
            <text:p>89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2">
            <text:p>-0.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92">
            <text:p>92</text:p>
          </table:table-cell>
          <table:table-cell office:value-type="string">
            <text:p>LEU</text:p>
          </table:table-cell>
          <table:table-cell office:value-type="string">
            <text:p>ALA</text:p>
          </table:table-cell>
          <table:table-cell office:value-type="float" office:value="130">
            <text:p>130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93">
            <text:p>93</text:p>
          </table:table-cell>
          <table:table-cell office:value-type="string">
            <text:p>MET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65">
            <text:p>2.6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131">
            <text:p>13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27">
            <text:p>2.2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132">
            <text:p>13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82">
            <text:p>1.8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33">
            <text:p>13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64">
            <text:p>4.6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34">
            <text:p>13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43">
            <text:p>2.4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135">
            <text:p>13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1.79">
            <text:p>11.7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136">
            <text:p>13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72">
            <text:p>-2.7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137">
            <text:p>13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61">
            <text:p>1.6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138">
            <text:p>13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97">
            <text:p>6.9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99">
            <text:p>5.9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140">
            <text:p>14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1.23">
            <text:p>11.2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H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141">
            <text:p>14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0.13">
            <text:p>10.1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142">
            <text:p>14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89">
            <text:p>7.8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143">
            <text:p>14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97">
            <text:p>6.9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144">
            <text:p>14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76">
            <text:p>7.7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45">
            <text:p>14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25">
            <text:p>5.2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146">
            <text:p>14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27">
            <text:p>2.2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147">
            <text:p>14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H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48">
            <text:p>14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44">
            <text:p>4.4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149">
            <text:p>14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1">
            <text:p>7.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4">
            <text:p>44</text:p>
          </table:table-cell>
          <table:table-cell office:value-type="string">
            <text:p>PRO</text:p>
          </table:table-cell>
          <table:table-cell office:value-type="string">
            <text:p>GLU</text:p>
          </table:table-cell>
          <table:table-cell office:value-type="float" office:value="150">
            <text:p>150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46">
            <text:p>46</text:p>
          </table:table-cell>
          <table:table-cell office:value-type="string">
            <text:p>ARG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4.39">
            <text:p>-14.3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  <table:table-cell office:value-type="float" office:value="151">
            <text:p>151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44">
            <text:p>44</text:p>
          </table:table-cell>
          <table:table-cell office:value-type="string">
            <text:p>GLY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46">
            <text:p>46</text:p>
          </table:table-cell>
          <table:table-cell office:value-type="string">
            <text:p>ARG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4.12">
            <text:p>-14.1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4">
            <text:p>44</text:p>
          </table:table-cell>
          <table:table-cell office:value-type="string">
            <text:p>PRO</text:p>
          </table:table-cell>
          <table:table-cell office:value-type="string">
            <text:p>GLU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46">
            <text:p>46</text:p>
          </table:table-cell>
          <table:table-cell office:value-type="string">
            <text:p>LE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4.46">
            <text:p>-14.4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  <table:table-cell office:value-type="float" office:value="153">
            <text:p>153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44">
            <text:p>44</text:p>
          </table:table-cell>
          <table:table-cell office:value-type="string">
            <text:p>PRO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I</text:p>
          </table:table-cell>
          <table:table-cell office:value-type="float" office:value="46">
            <text:p>46</text:p>
          </table:table-cell>
          <table:table-cell office:value-type="string">
            <text:p>LYS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6.24">
            <text:p>-16.2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4">
            <text:p>44</text:p>
          </table:table-cell>
          <table:table-cell office:value-type="string">
            <text:p>PRO</text:p>
          </table:table-cell>
          <table:table-cell office:value-type="string">
            <text:p>GLU</text:p>
          </table:table-cell>
          <table:table-cell office:value-type="float" office:value="154">
            <text:p>15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5.84">
            <text:p>-15.8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6">
            <text:p>3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155">
            <text:p>15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4.96">
            <text:p>14.9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6">
            <text:p>36</text:p>
          </table:table-cell>
          <table:table-cell office:value-type="string">
            <text:p>MET</text:p>
          </table:table-cell>
          <table:table-cell office:value-type="string">
            <text:p>LYS</text:p>
          </table:table-cell>
          <table:table-cell office:value-type="float" office:value="156">
            <text:p>15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3.77">
            <text:p>13.7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7">
            <text:p>37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157">
            <text:p>15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23">
            <text:p>-1.2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7">
            <text:p>37</text:p>
          </table:table-cell>
          <table:table-cell office:value-type="string">
            <text:p>GLN</text:p>
          </table:table-cell>
          <table:table-cell office:value-type="string">
            <text:p>ASN</text:p>
          </table:table-cell>
          <table:table-cell office:value-type="float" office:value="158">
            <text:p>15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52">
            <text:p>1.5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8">
            <text:p>38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59">
            <text:p>15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4.21">
            <text:p>14.2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8">
            <text:p>38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160">
            <text:p>16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31">
            <text:p>3.3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9">
            <text:p>39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161">
            <text:p>16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8.92">
            <text:p>18.9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0">
            <text:p>40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  <table:table-cell office:value-type="float" office:value="162">
            <text:p>16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87">
            <text:p>7.8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1">
            <text:p>41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163">
            <text:p>16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48">
            <text:p>12.4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1">
            <text:p>41</text:p>
          </table:table-cell>
          <table:table-cell office:value-type="string">
            <text:p>MET</text:p>
          </table:table-cell>
          <table:table-cell office:value-type="string">
            <text:p>LYS</text:p>
          </table:table-cell>
          <table:table-cell office:value-type="float" office:value="164">
            <text:p>16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0.54">
            <text:p>20.5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2">
            <text:p>4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165">
            <text:p>16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6.28">
            <text:p>16.2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166">
            <text:p>16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24">
            <text:p>1.2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4">
            <text:p>44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167">
            <text:p>16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82">
            <text:p>-1.8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string">
            <text:p>PHE</text:p>
          </table:table-cell>
          <table:table-cell office:value-type="string">
            <text:p>TRP</text:p>
          </table:table-cell>
          <table:table-cell office:value-type="float" office:value="168">
            <text:p>16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75">
            <text:p>-2.7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string">
            <text:p>TYR</text:p>
          </table:table-cell>
          <table:table-cell office:value-type="string">
            <text:p>TRP</text:p>
          </table:table-cell>
          <table:table-cell office:value-type="float" office:value="169">
            <text:p>16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7">
            <text:p>0.0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68">
            <text:p>68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170">
            <text:p>17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67">
            <text:p>-1.6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71">
            <text:p>7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171">
            <text:p>17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8.93">
            <text:p>18.9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71">
            <text:p>71</text:p>
          </table:table-cell>
          <table:table-cell office:value-type="string">
            <text:p>PHE</text:p>
          </table:table-cell>
          <table:table-cell office:value-type="string">
            <text:p>TRP</text:p>
          </table:table-cell>
          <table:table-cell office:value-type="float" office:value="172">
            <text:p>17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64">
            <text:p>4.6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71">
            <text:p>71</text:p>
          </table:table-cell>
          <table:table-cell office:value-type="string">
            <text:p>TYR</text:p>
          </table:table-cell>
          <table:table-cell office:value-type="string">
            <text:p>TRP</text:p>
          </table:table-cell>
          <table:table-cell office:value-type="float" office:value="173">
            <text:p>17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75">
            <text:p>4.7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73">
            <text:p>73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174">
            <text:p>17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03">
            <text:p>-1.0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87">
            <text:p>87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175">
            <text:p>17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18">
            <text:p>-0.1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6">
            <text:p>3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176">
            <text:p>17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6.1">
            <text:p>16.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7">
            <text:p>37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177">
            <text:p>17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65">
            <text:p>2.6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7">
            <text:p>37</text:p>
          </table:table-cell>
          <table:table-cell office:value-type="string">
            <text:p>GLN</text:p>
          </table:table-cell>
          <table:table-cell office:value-type="string">
            <text:p>ASN</text:p>
          </table:table-cell>
          <table:table-cell office:value-type="float" office:value="178">
            <text:p>17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95">
            <text:p>2.9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8">
            <text:p>38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79">
            <text:p>17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5.28">
            <text:p>15.2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8">
            <text:p>38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180">
            <text:p>18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">
            <text:p>4.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39">
            <text:p>39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181">
            <text:p>18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8.3">
            <text:p>18.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0">
            <text:p>40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  <table:table-cell office:value-type="float" office:value="182">
            <text:p>18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17">
            <text:p>6.1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1">
            <text:p>41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183">
            <text:p>18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5.84">
            <text:p>15.8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2">
            <text:p>4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184">
            <text:p>18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9.69">
            <text:p>19.6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3">
            <text:p>43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185">
            <text:p>18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91">
            <text:p>1.9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4">
            <text:p>44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186">
            <text:p>18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91">
            <text:p>-2.9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string">
            <text:p>PHE</text:p>
          </table:table-cell>
          <table:table-cell office:value-type="string">
            <text:p>TRP</text:p>
          </table:table-cell>
          <table:table-cell office:value-type="float" office:value="187">
            <text:p>18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63">
            <text:p>0.6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45">
            <text:p>45</text:p>
          </table:table-cell>
          <table:table-cell office:value-type="string">
            <text:p>TYR</text:p>
          </table:table-cell>
          <table:table-cell office:value-type="string">
            <text:p>TRP</text:p>
          </table:table-cell>
          <table:table-cell office:value-type="float" office:value="188">
            <text:p>18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43">
            <text:p>2.4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68">
            <text:p>68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189">
            <text:p>18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71">
            <text:p>7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190">
            <text:p>19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8.11">
            <text:p>18.1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71">
            <text:p>71</text:p>
          </table:table-cell>
          <table:table-cell office:value-type="string">
            <text:p>PHE</text:p>
          </table:table-cell>
          <table:table-cell office:value-type="string">
            <text:p>TRP</text:p>
          </table:table-cell>
          <table:table-cell office:value-type="float" office:value="191">
            <text:p>19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59">
            <text:p>4.5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71">
            <text:p>71</text:p>
          </table:table-cell>
          <table:table-cell office:value-type="string">
            <text:p>TYR</text:p>
          </table:table-cell>
          <table:table-cell office:value-type="string">
            <text:p>TRP</text:p>
          </table:table-cell>
          <table:table-cell office:value-type="float" office:value="192">
            <text:p>19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19">
            <text:p>5.1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73">
            <text:p>73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193">
            <text:p>19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1">
            <text:p>4.3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jrh</text:p>
          </table:table-cell>
          <table:table-cell office:value-type="string">
            <text:p>I</text:p>
          </table:table-cell>
          <table:table-cell office:value-type="float" office:value="87">
            <text:p>87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194">
            <text:p>19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79">
            <text:p>2.7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nmb">
        <table:table-row>
          <table:table-cell office:value-type="string">
            <text:p>1nmb</text:p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ASN</text:p>
          </table:table-cell>
          <table:table-cell office:value-type="string">
            <text:p>ASP</text:p>
          </table:table-cell>
          <table:table-cell office:value-type="float" office:value="195">
            <text:p>19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35">
            <text:p>12.3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mb</text:p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  <table:table-cell office:value-type="float" office:value="196">
            <text:p>19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35">
            <text:p>12.3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mb</text:p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97">
            <text:p>19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8.95">
            <text:p>8.9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mb</text:p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198">
            <text:p>19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94">
            <text:p>5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mb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199">
            <text:p>19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95">
            <text:p>1.9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mb</text:p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PHE</text:p>
          </table:table-cell>
          <table:table-cell office:value-type="string">
            <text:p>THR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1">
            <text:p>-0.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mb</text:p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RP</text:p>
          </table:table-cell>
          <table:table-cell office:value-type="string">
            <text:p>THR</text:p>
          </table:table-cell>
          <table:table-cell office:value-type="float" office:value="201">
            <text:p>20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77">
            <text:p>0.7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mb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VAL</text:p>
          </table:table-cell>
          <table:table-cell office:value-type="string">
            <text:p>LEU</text:p>
          </table:table-cell>
          <table:table-cell office:value-type="float" office:value="202">
            <text:p>20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76">
            <text:p>3.7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4gxu">
        <table:table-row>
          <table:table-cell office:value-type="string">
            <text:p>4gxu</text:p>
          </table:table-cell>
          <table:table-cell office:value-type="string">
            <text:p>A</text:p>
          </table:table-cell>
          <table:table-cell office:value-type="float" office:value="188">
            <text:p>188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  <table:table-cell office:value-type="float" office:value="203">
            <text:p>20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05">
            <text:p>9.0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gxu</text:p>
          </table:table-cell>
          <table:table-cell office:value-type="string">
            <text:p>A</text:p>
          </table:table-cell>
          <table:table-cell office:value-type="float" office:value="223">
            <text:p>223</text:p>
          </table:table-cell>
          <table:table-cell office:value-type="string">
            <text:p>GLY</text:p>
          </table:table-cell>
          <table:table-cell office:value-type="string">
            <text:p>ASP</text:p>
          </table:table-cell>
          <table:table-cell office:value-type="float" office:value="204">
            <text:p>20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8.2">
            <text:p>8.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gxu</text:p>
          </table:table-cell>
          <table:table-cell office:value-type="string">
            <text:p>A</text:p>
          </table:table-cell>
          <table:table-cell office:value-type="float" office:value="188">
            <text:p>188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  <table:table-cell office:value-type="float" office:value="205">
            <text:p>205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223">
            <text:p>223</text:p>
          </table:table-cell>
          <table:table-cell office:value-type="string">
            <text:p>GLY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59">
            <text:p>12.5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3lzf">
        <table:table-row>
          <table:table-cell office:value-type="string">
            <text:p>3lzf</text:p>
          </table:table-cell>
          <table:table-cell office:value-type="string">
            <text:p>A</text:p>
          </table:table-cell>
          <table:table-cell office:value-type="float" office:value="186">
            <text:p>186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  <table:table-cell office:value-type="float" office:value="206">
            <text:p>20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08">
            <text:p>2.0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zf</text:p>
          </table:table-cell>
          <table:table-cell office:value-type="string">
            <text:p>A</text:p>
          </table:table-cell>
          <table:table-cell office:value-type="float" office:value="221">
            <text:p>221</text:p>
          </table:table-cell>
          <table:table-cell office:value-type="string">
            <text:p>GLY</text:p>
          </table:table-cell>
          <table:table-cell office:value-type="string">
            <text:p>ASP</text:p>
          </table:table-cell>
          <table:table-cell office:value-type="float" office:value="207">
            <text:p>20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25">
            <text:p>2.2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zf</text:p>
          </table:table-cell>
          <table:table-cell office:value-type="string">
            <text:p>A</text:p>
          </table:table-cell>
          <table:table-cell office:value-type="float" office:value="186">
            <text:p>186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  <table:table-cell office:value-type="float" office:value="208">
            <text:p>208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221">
            <text:p>221</text:p>
          </table:table-cell>
          <table:table-cell office:value-type="string">
            <text:p>GLY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53">
            <text:p>0.5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n8z">
        <table:table-row>
          <table:table-cell office:value-type="string">
            <text:p>1n8z</text:p>
          </table:table-cell>
          <table:table-cell office:value-type="string">
            <text:p>C</text:p>
          </table:table-cell>
          <table:table-cell office:value-type="float" office:value="508">
            <text:p>508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1">
            <text:p>-0.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C</text:p>
          </table:table-cell>
          <table:table-cell office:value-type="float" office:value="534">
            <text:p>5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210">
            <text:p>21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13">
            <text:p>0.1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C</text:p>
          </table:table-cell>
          <table:table-cell office:value-type="float" office:value="535">
            <text:p>535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  <table:table-cell office:value-type="float" office:value="211">
            <text:p>21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4">
            <text:p>0.0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C</text:p>
          </table:table-cell>
          <table:table-cell office:value-type="float" office:value="538">
            <text:p>538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212">
            <text:p>21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15">
            <text:p>0.1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A</text:p>
          </table:table-cell>
          <table:table-cell office:value-type="float" office:value="29">
            <text:p>29</text:p>
          </table:table-cell>
          <table:table-cell office:value-type="string">
            <text:p>SER</text:p>
          </table:table-cell>
          <table:table-cell office:value-type="string">
            <text:p>ASN</text:p>
          </table:table-cell>
          <table:table-cell office:value-type="float" office:value="438">
            <text:p>43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28">
            <text:p>0.2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PHE</text:p>
          </table:table-cell>
          <table:table-cell office:value-type="string">
            <text:p>HIS</text:p>
          </table:table-cell>
          <table:table-cell office:value-type="float" office:value="439">
            <text:p>43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14">
            <text:p>0.1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A</text:p>
          </table:table-cell>
          <table:table-cell office:value-type="float" office:value="29">
            <text:p>29</text:p>
          </table:table-cell>
          <table:table-cell office:value-type="string">
            <text:p>SER</text:p>
          </table:table-cell>
          <table:table-cell office:value-type="string">
            <text:p>ASN</text:p>
          </table:table-cell>
          <table:table-cell office:value-type="float" office:value="440">
            <text:p>440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PHE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31">
            <text:p>-0.3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A</text:p>
          </table:table-cell>
          <table:table-cell office:value-type="float" office:value="93">
            <text:p>93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  <table:table-cell office:value-type="float" office:value="441">
            <text:p>44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35">
            <text:p>1.3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B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ASP</text:p>
          </table:table-cell>
          <table:table-cell office:value-type="float" office:value="442">
            <text:p>44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98">
            <text:p>-2.9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B</text:p>
          </table:table-cell>
          <table:table-cell office:value-type="float" office:value="104">
            <text:p>104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443">
            <text:p>44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57">
            <text:p>3.5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B</text:p>
          </table:table-cell>
          <table:table-cell office:value-type="float" office:value="108">
            <text:p>108</text:p>
          </table:table-cell>
          <table:table-cell office:value-type="string">
            <text:p>VAL</text:p>
          </table:table-cell>
          <table:table-cell office:value-type="string">
            <text:p>TYR</text:p>
          </table:table-cell>
          <table:table-cell office:value-type="float" office:value="444">
            <text:p>44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97">
            <text:p>0.9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A</text:p>
          </table:table-cell>
          <table:table-cell office:value-type="float" office:value="29">
            <text:p>29</text:p>
          </table:table-cell>
          <table:table-cell office:value-type="string">
            <text:p>SER</text:p>
          </table:table-cell>
          <table:table-cell office:value-type="string">
            <text:p>ASN</text:p>
          </table:table-cell>
          <table:table-cell office:value-type="float" office:value="445">
            <text:p>445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PHE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3">
            <text:p>93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104">
            <text:p>104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108">
            <text:p>108</text:p>
          </table:table-cell>
          <table:table-cell office:value-type="string">
            <text:p>VAL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21">
            <text:p>0.2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446">
            <text:p>44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44">
            <text:p>12.4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B</text:p>
          </table:table-cell>
          <table:table-cell office:value-type="float" office:value="58">
            <text:p>5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447">
            <text:p>44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54">
            <text:p>7.5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n8z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448">
            <text:p>448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8">
            <text:p>5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3g6d">
        <table:table-row>
          <table:table-cell office:value-type="string">
            <text:p>3g6d</text:p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g6d</text:p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g6d</text:p>
          </table:table-cell>
          <table:table-cell office:value-type="string">
            <text:p>H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99">
            <text:p>-3.9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g6d</text:p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216">
            <text:p>21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6.26">
            <text:p>-6.2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g6d</text:p>
          </table:table-cell>
          <table:table-cell office:value-type="string">
            <text:p>H</text:p>
          </table:table-cell>
          <table:table-cell office:value-type="float" office:value="209">
            <text:p>209</text:p>
          </table:table-cell>
          <table:table-cell office:value-type="string">
            <text:p>THR</text:p>
          </table:table-cell>
          <table:table-cell office:value-type="string">
            <text:p>LYS</text:p>
          </table:table-cell>
          <table:table-cell office:value-type="float" office:value="217">
            <text:p>21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214">
            <text:p>214</text:p>
          </table:table-cell>
          <table:table-cell office:value-type="string">
            <text:p>THR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56">
            <text:p>-0.5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g6d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VAL</text:p>
          </table:table-cell>
          <table:table-cell office:value-type="string">
            <text:p>GLU</text:p>
          </table:table-cell>
          <table:table-cell office:value-type="float" office:value="218">
            <text:p>218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string">
            <text:p>ARG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office:value-type="string">
            <text:p>GLU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office:value-type="string">
            <text:p>GLY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58">
            <text:p>0.5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g6d</text:p>
          </table:table-cell>
          <table:table-cell office:value-type="string">
            <text:p>L</text:p>
          </table:table-cell>
          <table:table-cell office:value-type="float" office:value="88">
            <text:p>88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ILE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SP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LYS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34">
            <text:p>3.3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g6d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VAL</text:p>
          </table:table-cell>
          <table:table-cell office:value-type="string">
            <text:p>GLU</text:p>
          </table:table-cell>
          <table:table-cell office:value-type="float" office:value="220">
            <text:p>220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string">
            <text:p>ARG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office:value-type="string">
            <text:p>GLU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office:value-type="string">
            <text:p>GLY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88">
            <text:p>88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ILE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SP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LYS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14">
            <text:p>1.1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g6d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VAL</text:p>
          </table:table-cell>
          <table:table-cell office:value-type="string">
            <text:p>GLU</text:p>
          </table:table-cell>
          <table:table-cell office:value-type="float" office:value="221">
            <text:p>221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string">
            <text:p>ARG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office:value-type="string">
            <text:p>GLU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office:value-type="string">
            <text:p>GLY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9.32">
            <text:p>19.3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g6d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VAL</text:p>
          </table:table-cell>
          <table:table-cell office:value-type="string">
            <text:p>GLU</text:p>
          </table:table-cell>
          <table:table-cell office:value-type="float" office:value="222">
            <text:p>222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5">
            <text:p>75</text:p>
          </table:table-cell>
          <table:table-cell office:value-type="string">
            <text:p>ARG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6">
            <text:p>76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7">
            <text:p>77</text:p>
          </table:table-cell>
          <table:table-cell office:value-type="string">
            <text:p>GLU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79">
            <text:p>79</text:p>
          </table:table-cell>
          <table:table-cell office:value-type="string">
            <text:p>GLY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S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46">
            <text:p>0.4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xgu">
        <table:table-row>
          <table:table-cell office:value-type="string">
            <text:p>1xgu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LEU</text:p>
          </table:table-cell>
          <table:table-cell office:value-type="string">
            <text:p>PHE</text:p>
          </table:table-cell>
          <table:table-cell office:value-type="float" office:value="223">
            <text:p>22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79">
            <text:p>7.7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u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ILE</text:p>
          </table:table-cell>
          <table:table-cell office:value-type="string">
            <text:p>PHE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53">
            <text:p>7.5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u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VAL</text:p>
          </table:table-cell>
          <table:table-cell office:value-type="string">
            <text:p>PHE</text:p>
          </table:table-cell>
          <table:table-cell office:value-type="float" office:value="225">
            <text:p>22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16">
            <text:p>12.1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u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226">
            <text:p>22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6.98">
            <text:p>16.9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xgp">
        <table:table-row>
          <table:table-cell office:value-type="string">
            <text:p>1xgp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PHE</text:p>
          </table:table-cell>
          <table:table-cell office:value-type="string">
            <text:p>ALA</text:p>
          </table:table-cell>
          <table:table-cell office:value-type="float" office:value="227">
            <text:p>22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6.98">
            <text:p>-16.9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p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LEU</text:p>
          </table:table-cell>
          <table:table-cell office:value-type="string">
            <text:p>ALA</text:p>
          </table:table-cell>
          <table:table-cell office:value-type="float" office:value="228">
            <text:p>22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9.2">
            <text:p>-9.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p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ILE</text:p>
          </table:table-cell>
          <table:table-cell office:value-type="string">
            <text:p>ALA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9.45">
            <text:p>-9.4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p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VAL</text:p>
          </table:table-cell>
          <table:table-cell office:value-type="string">
            <text:p>ALA</text:p>
          </table:table-cell>
          <table:table-cell office:value-type="float" office:value="230">
            <text:p>23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4.82">
            <text:p>-4.8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xgq">
        <table:table-row>
          <table:table-cell office:value-type="string">
            <text:p>1xgq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PHE</text:p>
          </table:table-cell>
          <table:table-cell office:value-type="string">
            <text:p>VAL</text:p>
          </table:table-cell>
          <table:table-cell office:value-type="float" office:value="231">
            <text:p>23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2.16">
            <text:p>-12.1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q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LEU</text:p>
          </table:table-cell>
          <table:table-cell office:value-type="string">
            <text:p>VAL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4.38">
            <text:p>-4.3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q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ILE</text:p>
          </table:table-cell>
          <table:table-cell office:value-type="string">
            <text:p>VAL</text:p>
          </table:table-cell>
          <table:table-cell office:value-type="float" office:value="233">
            <text:p>23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4.63">
            <text:p>-4.6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q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82">
            <text:p>4.8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xgr">
        <table:table-row>
          <table:table-cell office:value-type="string">
            <text:p>1xgr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PHE</text:p>
          </table:table-cell>
          <table:table-cell office:value-type="string">
            <text:p>ILE</text:p>
          </table:table-cell>
          <table:table-cell office:value-type="float" office:value="235">
            <text:p>23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7.53">
            <text:p>-7.5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r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LEU</text:p>
          </table:table-cell>
          <table:table-cell office:value-type="string">
            <text:p>ILE</text:p>
          </table:table-cell>
          <table:table-cell office:value-type="float" office:value="236">
            <text:p>23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26">
            <text:p>0.2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r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  <table:table-cell office:value-type="float" office:value="237">
            <text:p>23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63">
            <text:p>4.6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r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238">
            <text:p>23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45">
            <text:p>9.4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xgt">
        <table:table-row>
          <table:table-cell office:value-type="string">
            <text:p>1xgt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PHE</text:p>
          </table:table-cell>
          <table:table-cell office:value-type="string">
            <text:p>LEU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7.79">
            <text:p>-7.7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t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ILE</text:p>
          </table:table-cell>
          <table:table-cell office:value-type="string">
            <text:p>LEU</text:p>
          </table:table-cell>
          <table:table-cell office:value-type="float" office:value="240">
            <text:p>24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26">
            <text:p>-0.2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t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VAL</text:p>
          </table:table-cell>
          <table:table-cell office:value-type="string">
            <text:p>LEU</text:p>
          </table:table-cell>
          <table:table-cell office:value-type="float" office:value="241">
            <text:p>24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8">
            <text:p>4.3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xgt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242">
            <text:p>24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2">
            <text:p>9.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3n85">
        <table:table-row>
          <table:table-cell office:value-type="string">
            <text:p>3n85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PHE</text:p>
          </table:table-cell>
          <table:table-cell office:value-type="string">
            <text:p>TRP</text:p>
          </table:table-cell>
          <table:table-cell office:value-type="float" office:value="243">
            <text:p>24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58">
            <text:p>0.5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85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TYR</text:p>
          </table:table-cell>
          <table:table-cell office:value-type="string">
            <text:p>TRP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16">
            <text:p>-0.1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85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LYS</text:p>
          </table:table-cell>
          <table:table-cell office:value-type="string">
            <text:p>TRP</text:p>
          </table:table-cell>
          <table:table-cell office:value-type="float" office:value="245">
            <text:p>24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28">
            <text:p>-3.2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85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ARG</text:p>
          </table:table-cell>
          <table:table-cell office:value-type="string">
            <text:p>TRP</text:p>
          </table:table-cell>
          <table:table-cell office:value-type="float" office:value="246">
            <text:p>24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32">
            <text:p>-2.3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85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TYR</text:p>
          </table:table-cell>
          <table:table-cell office:value-type="string">
            <text:p>SER</text:p>
          </table:table-cell>
          <table:table-cell office:value-type="float" office:value="247">
            <text:p>24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24">
            <text:p>0.2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85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248">
            <text:p>24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56">
            <text:p>-0.5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85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04">
            <text:p>2.0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85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TYR</text:p>
          </table:table-cell>
          <table:table-cell office:value-type="string">
            <text:p>SER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28">
            <text:p>-3.2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85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PHE</text:p>
          </table:table-cell>
          <table:table-cell office:value-type="string">
            <text:p>TRP</text:p>
          </table:table-cell>
          <table:table-cell office:value-type="float" office:value="251">
            <text:p>25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06">
            <text:p>-0.0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85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PHE</text:p>
          </table:table-cell>
          <table:table-cell office:value-type="string">
            <text:p>TRP</text:p>
          </table:table-cell>
          <table:table-cell office:value-type="float" office:value="252">
            <text:p>25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06">
            <text:p>-0.0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4i77"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253">
            <text:p>25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256">
            <text:p>25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94">
            <text:p>3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257">
            <text:p>25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258">
            <text:p>25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07">
            <text:p>7.0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8.88">
            <text:p>8.8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PHE</text:p>
          </table:table-cell>
          <table:table-cell office:value-type="string">
            <text:p>TRP</text:p>
          </table:table-cell>
          <table:table-cell office:value-type="float" office:value="260">
            <text:p>26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8.78">
            <text:p>8.7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261">
            <text:p>26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8.84">
            <text:p>8.8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262">
            <text:p>26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263">
            <text:p>26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2">
            <text:p>7.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265">
            <text:p>26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266">
            <text:p>26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267">
            <text:p>26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268">
            <text:p>26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9">
            <text:p>9.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74">
            <text:p>2.7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270">
            <text:p>27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1.3">
            <text:p>11.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271">
            <text:p>27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3.03">
            <text:p>13.0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PHE</text:p>
          </table:table-cell>
          <table:table-cell office:value-type="string">
            <text:p>TRP</text:p>
          </table:table-cell>
          <table:table-cell office:value-type="float" office:value="272">
            <text:p>27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27">
            <text:p>12.2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273">
            <text:p>27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66">
            <text:p>12.6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274">
            <text:p>27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275">
            <text:p>27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82">
            <text:p>6.8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i77</text:p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276">
            <text:p>27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4">
            <text:p>4.3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3l5x"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GLN</text:p>
          </table:table-cell>
          <table:table-cell office:value-type="string">
            <text:p>HIS</text:p>
          </table:table-cell>
          <table:table-cell office:value-type="float" office:value="277">
            <text:p>277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LEU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7.46">
            <text:p>-7.4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278">
            <text:p>278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R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7.04">
            <text:p>-7.0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GLN</text:p>
          </table:table-cell>
          <table:table-cell office:value-type="string">
            <text:p>HIS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ILE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6.48">
            <text:p>-6.4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GLU</text:p>
          </table:table-cell>
          <table:table-cell office:value-type="string">
            <text:p>ASN</text:p>
          </table:table-cell>
          <table:table-cell office:value-type="float" office:value="280">
            <text:p>280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R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6.48">
            <text:p>-6.4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281">
            <text:p>281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PRO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6.15">
            <text:p>-6.1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GLN</text:p>
          </table:table-cell>
          <table:table-cell office:value-type="string">
            <text:p>HIS</text:p>
          </table:table-cell>
          <table:table-cell office:value-type="float" office:value="282">
            <text:p>282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YR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6.07">
            <text:p>-6.0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SER</text:p>
          </table:table-cell>
          <table:table-cell office:value-type="string">
            <text:p>ASN</text:p>
          </table:table-cell>
          <table:table-cell office:value-type="float" office:value="283">
            <text:p>283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R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5.32">
            <text:p>-5.3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GLU</text:p>
          </table:table-cell>
          <table:table-cell office:value-type="string">
            <text:p>ASN</text:p>
          </table:table-cell>
          <table:table-cell office:value-type="float" office:value="284">
            <text:p>284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SER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5.29">
            <text:p>-5.2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SER</text:p>
          </table:table-cell>
          <table:table-cell office:value-type="string">
            <text:p>ASN</text:p>
          </table:table-cell>
          <table:table-cell office:value-type="float" office:value="285">
            <text:p>285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HI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5.21">
            <text:p>-5.2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PHE</text:p>
          </table:table-cell>
          <table:table-cell office:value-type="string">
            <text:p>ASN</text:p>
          </table:table-cell>
          <table:table-cell office:value-type="float" office:value="286">
            <text:p>286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R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5.16">
            <text:p>-5.1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R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5">
            <text:p>-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SER</text:p>
          </table:table-cell>
          <table:table-cell office:value-type="string">
            <text:p>ASN</text:p>
          </table:table-cell>
          <table:table-cell office:value-type="float" office:value="288">
            <text:p>288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YR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4.03">
            <text:p>-4.0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PRO</text:p>
          </table:table-cell>
          <table:table-cell office:value-type="string">
            <text:p>HIS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LEU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VAL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59">
            <text:p>-3.5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VAL</text:p>
          </table:table-cell>
          <table:table-cell office:value-type="string">
            <text:p>ASN</text:p>
          </table:table-cell>
          <table:table-cell office:value-type="float" office:value="290">
            <text:p>290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R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49">
            <text:p>-3.4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291">
            <text:p>29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47">
            <text:p>-3.4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LEU</text:p>
          </table:table-cell>
          <table:table-cell office:value-type="string">
            <text:p>ASN</text:p>
          </table:table-cell>
          <table:table-cell office:value-type="float" office:value="292">
            <text:p>292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MET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45">
            <text:p>-3.4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PRO</text:p>
          </table:table-cell>
          <table:table-cell office:value-type="string">
            <text:p>HIS</text:p>
          </table:table-cell>
          <table:table-cell office:value-type="float" office:value="293">
            <text:p>293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LEU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TH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39">
            <text:p>-3.3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294">
            <text:p>294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YR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37">
            <text:p>-3.3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SER</text:p>
          </table:table-cell>
          <table:table-cell office:value-type="string">
            <text:p>ASN</text:p>
          </table:table-cell>
          <table:table-cell office:value-type="float" office:value="295">
            <text:p>295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ILE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37">
            <text:p>-3.3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HIS</text:p>
          </table:table-cell>
          <table:table-cell office:value-type="string">
            <text:p>GLU</text:p>
          </table:table-cell>
          <table:table-cell office:value-type="float" office:value="296">
            <text:p>296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19">
            <text:p>-3.1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297">
            <text:p>297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R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99">
            <text:p>-2.9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LEU</text:p>
          </table:table-cell>
          <table:table-cell office:value-type="string">
            <text:p>ASN</text:p>
          </table:table-cell>
          <table:table-cell office:value-type="float" office:value="298">
            <text:p>298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SN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91">
            <text:p>-2.9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LEU</text:p>
          </table:table-cell>
          <table:table-cell office:value-type="string">
            <text:p>ASN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85">
            <text:p>-2.8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PRO</text:p>
          </table:table-cell>
          <table:table-cell office:value-type="string">
            <text:p>HIS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ILE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7">
            <text:p>-2.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PRO</text:p>
          </table:table-cell>
          <table:table-cell office:value-type="string">
            <text:p>HIS</text:p>
          </table:table-cell>
          <table:table-cell office:value-type="float" office:value="301">
            <text:p>301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LEU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65">
            <text:p>-2.6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LEU</text:p>
          </table:table-cell>
          <table:table-cell office:value-type="string">
            <text:p>ASN</text:p>
          </table:table-cell>
          <table:table-cell office:value-type="float" office:value="302">
            <text:p>302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LEU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62">
            <text:p>-2.6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LEU</text:p>
          </table:table-cell>
          <table:table-cell office:value-type="string">
            <text:p>ASN</text:p>
          </table:table-cell>
          <table:table-cell office:value-type="float" office:value="303">
            <text:p>303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32">
            <text:p>-2.3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SN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23">
            <text:p>-2.2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305">
            <text:p>305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RG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S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19">
            <text:p>-2.1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SER</text:p>
          </table:table-cell>
          <table:table-cell office:value-type="string">
            <text:p>ASN</text:p>
          </table:table-cell>
          <table:table-cell office:value-type="float" office:value="306">
            <text:p>306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VAL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16">
            <text:p>-2.1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VAL</text:p>
          </table:table-cell>
          <table:table-cell office:value-type="string">
            <text:p>ASN</text:p>
          </table:table-cell>
          <table:table-cell office:value-type="float" office:value="307">
            <text:p>307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GLY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94">
            <text:p>-1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PRO</text:p>
          </table:table-cell>
          <table:table-cell office:value-type="string">
            <text:p>HIS</text:p>
          </table:table-cell>
          <table:table-cell office:value-type="float" office:value="308">
            <text:p>308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LEU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86">
            <text:p>-1.8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LEU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8">
            <text:p>-1.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PHE</text:p>
          </table:table-cell>
          <table:table-cell office:value-type="string">
            <text:p>GLU</text:p>
          </table:table-cell>
          <table:table-cell office:value-type="float" office:value="310">
            <text:p>310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79">
            <text:p>-1.7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SER</text:p>
          </table:table-cell>
          <table:table-cell office:value-type="string">
            <text:p>ASN</text:p>
          </table:table-cell>
          <table:table-cell office:value-type="float" office:value="311">
            <text:p>311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TR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27">
            <text:p>-1.2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l5x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SER</text:p>
          </table:table-cell>
          <table:table-cell office:value-type="string">
            <text:p>ASN</text:p>
          </table:table-cell>
          <table:table-cell office:value-type="float" office:value="312">
            <text:p>312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SER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04">
            <text:p>-1.0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4jpk">
        <table:table-row>
          <table:table-cell office:value-type="string">
            <text:p>4jpk</text:p>
          </table:table-cell>
          <table:table-cell office:value-type="string">
            <text:p>A</text:p>
          </table:table-cell>
          <table:table-cell office:value-type="float" office:value="29">
            <text:p>29</text:p>
          </table:table-cell>
          <table:table-cell office:value-type="string">
            <text:p>ASN</text:p>
          </table:table-cell>
          <table:table-cell office:value-type="string">
            <text:p>VAL</text:p>
          </table:table-cell>
          <table:table-cell office:value-type="float" office:value="313">
            <text:p>31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49">
            <text:p>2.4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jpk</text:p>
          </table:table-cell>
          <table:table-cell office:value-type="string">
            <text:p>A</text:p>
          </table:table-cell>
          <table:table-cell office:value-type="float" office:value="40">
            <text:p>40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">
            <text:p>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jpk</text:p>
          </table:table-cell>
          <table:table-cell office:value-type="string">
            <text:p>A</text:p>
          </table:table-cell>
          <table:table-cell office:value-type="float" office:value="62">
            <text:p>62</text:p>
          </table:table-cell>
          <table:table-cell office:value-type="string">
            <text:p>LEU</text:p>
          </table:table-cell>
          <table:table-cell office:value-type="string">
            <text:p>PHE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88">
            <text:p>4.8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jpk</text:p>
          </table:table-cell>
          <table:table-cell office:value-type="string">
            <text:p>A</text:p>
          </table:table-cell>
          <table:table-cell office:value-type="float" office:value="80">
            <text:p>80</text:p>
          </table:table-cell>
          <table:table-cell office:value-type="string">
            <text:p>THR</text:p>
          </table:table-cell>
          <table:table-cell office:value-type="string">
            <text:p>ARG</text:p>
          </table:table-cell>
          <table:table-cell office:value-type="float" office:value="316">
            <text:p>31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17">
            <text:p>3.1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jpk</text:p>
          </table:table-cell>
          <table:table-cell office:value-type="string">
            <text:p>A</text:p>
          </table:table-cell>
          <table:table-cell office:value-type="float" office:value="129">
            <text:p>129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  <table:table-cell office:value-type="float" office:value="317">
            <text:p>31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96">
            <text:p>0.9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jpk</text:p>
          </table:table-cell>
          <table:table-cell office:value-type="string">
            <text:p>A</text:p>
          </table:table-cell>
          <table:table-cell office:value-type="float" office:value="143">
            <text:p>143</text:p>
          </table:table-cell>
          <table:table-cell office:value-type="string">
            <text:p>ILE</text:p>
          </table:table-cell>
          <table:table-cell office:value-type="string">
            <text:p>PHE</text:p>
          </table:table-cell>
          <table:table-cell office:value-type="float" office:value="318">
            <text:p>31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8">
            <text:p>5.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jpk</text:p>
          </table:table-cell>
          <table:table-cell office:value-type="string">
            <text:p>A</text:p>
          </table:table-cell>
          <table:table-cell office:value-type="float" office:value="34">
            <text:p>34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13">
            <text:p>-0.1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jpk</text:p>
          </table:table-cell>
          <table:table-cell office:value-type="string">
            <text:p>A</text:p>
          </table:table-cell>
          <table:table-cell office:value-type="float" office:value="140">
            <text:p>140</text:p>
          </table:table-cell>
          <table:table-cell office:value-type="string">
            <text:p>ARG</text:p>
          </table:table-cell>
          <table:table-cell office:value-type="string">
            <text:p>ASP</text:p>
          </table:table-cell>
          <table:table-cell office:value-type="float" office:value="320">
            <text:p>32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6.13">
            <text:p>16.1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jpk</text:p>
          </table:table-cell>
          <table:table-cell office:value-type="string">
            <text:p>A</text:p>
          </table:table-cell>
          <table:table-cell office:value-type="float" office:value="81">
            <text:p>8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321">
            <text:p>32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jpk</text:p>
          </table:table-cell>
          <table:table-cell office:value-type="string">
            <text:p>A</text:p>
          </table:table-cell>
          <table:table-cell office:value-type="float" office:value="158">
            <text:p>158</text:p>
          </table:table-cell>
          <table:table-cell office:value-type="string">
            <text:p>ASN</text:p>
          </table:table-cell>
          <table:table-cell office:value-type="string">
            <text:p>ASP</text:p>
          </table:table-cell>
          <table:table-cell office:value-type="float" office:value="322">
            <text:p>322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32">
            <text:p>32</text:p>
          </table:table-cell>
          <table:table-cell office:value-type="string">
            <text:p>AS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59">
            <text:p>2.5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2b2x"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23">
            <text:p>32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24">
            <text:p>32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48">
            <text:p>48</text:p>
          </table:table-cell>
          <table:table-cell office:value-type="string">
            <text:p>LYS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8.23">
            <text:p>8.2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325">
            <text:p>325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26">
            <text:p>3.2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26">
            <text:p>32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SP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85">
            <text:p>3.8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27">
            <text:p>327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71">
            <text:p>3.7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28">
            <text:p>32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N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71">
            <text:p>3.7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29">
            <text:p>32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85">
            <text:p>3.8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30">
            <text:p>33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ASN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06">
            <text:p>4.0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31">
            <text:p>33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58">
            <text:p>1.5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32">
            <text:p>33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93">
            <text:p>3.9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33">
            <text:p>33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MET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79">
            <text:p>4.7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34">
            <text:p>33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3">
            <text:p>23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08">
            <text:p>4.0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35">
            <text:p>33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62">
            <text:p>3.6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36">
            <text:p>33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TRP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37">
            <text:p>33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PHE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76">
            <text:p>6.7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38">
            <text:p>33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TY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39">
            <text:p>33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TRP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  <table:table-cell office:value-type="float" office:value="340">
            <text:p>340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85">
            <text:p>2.8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41">
            <text:p>34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N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SP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54">
            <text:p>4.5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42">
            <text:p>342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SP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77">
            <text:p>3.7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343">
            <text:p>34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66">
            <text:p>-0.6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44">
            <text:p>34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38">
            <text:p>0.3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  <table:table-cell office:value-type="float" office:value="345">
            <text:p>34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94">
            <text:p>-0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46">
            <text:p>34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VAL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8.75">
            <text:p>8.7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47">
            <text:p>34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RG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06">
            <text:p>9.0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48">
            <text:p>34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LYS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23">
            <text:p>9.2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49">
            <text:p>34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48">
            <text:p>48</text:p>
          </table:table-cell>
          <table:table-cell office:value-type="string">
            <text:p>LYS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50">
            <text:p>35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RG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9">
            <text:p>7.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51">
            <text:p>35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LYS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11">
            <text:p>7.1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52">
            <text:p>35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GLN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83">
            <text:p>9.8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53">
            <text:p>35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5.77">
            <text:p>15.7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354">
            <text:p>354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55">
            <text:p>35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8">
            <text:p>58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64">
            <text:p>6.6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56">
            <text:p>35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SP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57">
            <text:p>357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58">
            <text:p>35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N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59">
            <text:p>35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44">
            <text:p>3.4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60">
            <text:p>36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ASN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61">
            <text:p>36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78">
            <text:p>0.7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62">
            <text:p>36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34">
            <text:p>12.3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63">
            <text:p>36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TRP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0.94">
            <text:p>10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64">
            <text:p>36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65">
            <text:p>36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4.05">
            <text:p>14.0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66">
            <text:p>36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5.77">
            <text:p>15.7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67">
            <text:p>36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LYS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68">
            <text:p>36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0.94">
            <text:p>10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69">
            <text:p>36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51">
            <text:p>6.5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70">
            <text:p>37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2">
            <text:p>92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71">
            <text:p>37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GLU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5.77">
            <text:p>15.7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72">
            <text:p>37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MET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3.04">
            <text:p>13.0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73">
            <text:p>37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19">
            <text:p>7.1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74">
            <text:p>37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51">
            <text:p>6.5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75">
            <text:p>37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ILE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0.06">
            <text:p>10.0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76">
            <text:p>37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TH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23">
            <text:p>9.2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77">
            <text:p>37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MET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78">
            <text:p>37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3.04">
            <text:p>13.0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79">
            <text:p>37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3.04">
            <text:p>13.0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80">
            <text:p>38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8">
            <text:p>7.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81">
            <text:p>38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MET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79">
            <text:p>4.7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82">
            <text:p>38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VAL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83">
            <text:p>38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ILE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84">
            <text:p>38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SN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85">
            <text:p>38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SN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86">
            <text:p>38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3">
            <text:p>23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84">
            <text:p>2.8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87">
            <text:p>38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LYS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88">
            <text:p>38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48">
            <text:p>48</text:p>
          </table:table-cell>
          <table:table-cell office:value-type="string">
            <text:p>TYR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89">
            <text:p>38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48">
            <text:p>48</text:p>
          </table:table-cell>
          <table:table-cell office:value-type="string">
            <text:p>PHE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34">
            <text:p>7.3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90">
            <text:p>39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48">
            <text:p>48</text:p>
          </table:table-cell>
          <table:table-cell office:value-type="string">
            <text:p>TRP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34">
            <text:p>12.3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91">
            <text:p>39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46">
            <text:p>6.4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92">
            <text:p>39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93">
            <text:p>39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GLN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3.04">
            <text:p>13.0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94">
            <text:p>39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1.78">
            <text:p>11.7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95">
            <text:p>39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RP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96">
            <text:p>39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GLN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2">
            <text:p>32</text:p>
          </table:table-cell>
          <table:table-cell office:value-type="string">
            <text:p>TYR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8">
            <text:p>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97">
            <text:p>39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18">
            <text:p>6.1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98">
            <text:p>39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AS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5.77">
            <text:p>15.7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399">
            <text:p>39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00">
            <text:p>40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0.94">
            <text:p>10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01">
            <text:p>40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GLN</text:p>
          </table:table-cell>
          <table:table-cell office:value-type="string">
            <text:p>VAL</text:p>
          </table:table-cell>
          <table:table-cell office:value-type="float" office:value="402">
            <text:p>40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GLU</text:p>
          </table:table-cell>
          <table:table-cell office:value-type="string">
            <text:p>VAL</text:p>
          </table:table-cell>
          <table:table-cell office:value-type="float" office:value="403">
            <text:p>40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04">
            <text:p>40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05">
            <text:p>40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TRP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06">
            <text:p>40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07">
            <text:p>40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08">
            <text:p>40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TYR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09">
            <text:p>40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TRP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10">
            <text:p>41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TYR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52">
            <text:p>7.5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11">
            <text:p>41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LEU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5.77">
            <text:p>15.7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12">
            <text:p>41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PHE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22">
            <text:p>5.2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13">
            <text:p>41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69">
            <text:p>6.6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14">
            <text:p>41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15">
            <text:p>41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TRP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416">
            <text:p>416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5.77">
            <text:p>15.7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417">
            <text:p>417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3.04">
            <text:p>13.0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18">
            <text:p>41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0.94">
            <text:p>10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19">
            <text:p>41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0.32">
            <text:p>10.3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420">
            <text:p>420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1.34">
            <text:p>11.3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421">
            <text:p>421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422">
            <text:p>422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23">
            <text:p>42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TRP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61">
            <text:p>9.6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24">
            <text:p>42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IL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18">
            <text:p>6.1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25">
            <text:p>42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61">
            <text:p>9.6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26">
            <text:p>42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TY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27">
            <text:p>42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TRP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28">
            <text:p>42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TYR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52">
            <text:p>7.5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29">
            <text:p>42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1.34">
            <text:p>11.3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30">
            <text:p>43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TRP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31">
            <text:p>43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ILE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34">
            <text:p>12.3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32">
            <text:p>43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ILE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PHE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61">
            <text:p>9.6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433">
            <text:p>433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6">
            <text:p>1.4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SER</text:p>
          </table:table-cell>
          <table:table-cell office:value-type="string">
            <text:p>GLN</text:p>
          </table:table-cell>
          <table:table-cell office:value-type="float" office:value="434">
            <text:p>434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36">
            <text:p>4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35">
            <text:p>435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78">
            <text:p>0.7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436">
            <text:p>43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38">
            <text:p>0.3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2x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437">
            <text:p>43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18">
            <text:p>-0.1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3idx">
        <table:table-row>
          <table:table-cell office:value-type="string">
            <text:p>3idx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string">
            <text:p>MET</text:p>
          </table:table-cell>
          <table:table-cell office:value-type="string">
            <text:p>TRP</text:p>
          </table:table-cell>
          <table:table-cell office:value-type="float" office:value="449">
            <text:p>449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10">
            <text:p>110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99">
            <text:p>199</text:p>
          </table:table-cell>
          <table:table-cell office:value-type="string">
            <text:p>SER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6">
            <text:p>246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string">
            <text:p>TRP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8">
            <text:p>128</text:p>
          </table:table-cell>
          <table:table-cell office:value-type="string">
            <text:p>VAL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6">
            <text:p>26</text:p>
          </table:table-cell>
          <table:table-cell office:value-type="string">
            <text:p>ILE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1">
            <text:p>241</text:p>
          </table:table-cell>
          <table:table-cell office:value-type="string">
            <text:p>GLN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7.79">
            <text:p>-7.7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idx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string">
            <text:p>MET</text:p>
          </table:table-cell>
          <table:table-cell office:value-type="string">
            <text:p>TRP</text:p>
          </table:table-cell>
          <table:table-cell office:value-type="float" office:value="450">
            <text:p>450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6">
            <text:p>246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string">
            <text:p>TRP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8">
            <text:p>128</text:p>
          </table:table-cell>
          <table:table-cell office:value-type="string">
            <text:p>VAL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6">
            <text:p>26</text:p>
          </table:table-cell>
          <table:table-cell office:value-type="string">
            <text:p>ILE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1">
            <text:p>241</text:p>
          </table:table-cell>
          <table:table-cell office:value-type="string">
            <text:p>GLN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9.82">
            <text:p>-9.8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idx</text:p>
          </table:table-cell>
          <table:table-cell office:value-type="string">
            <text:p>G</text:p>
          </table:table-cell>
          <table:table-cell office:value-type="float" office:value="84">
            <text:p>84</text:p>
          </table:table-cell>
          <table:table-cell office:value-type="string">
            <text:p>CYS</text:p>
          </table:table-cell>
          <table:table-cell office:value-type="string">
            <text:p>LYS</text:p>
          </table:table-cell>
          <table:table-cell office:value-type="float" office:value="451">
            <text:p>451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1">
            <text:p>121</text:p>
          </table:table-cell>
          <table:table-cell office:value-type="string">
            <text:p>C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string">
            <text:p>MET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6">
            <text:p>246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string">
            <text:p>TRP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8">
            <text:p>128</text:p>
          </table:table-cell>
          <table:table-cell office:value-type="string">
            <text:p>VAL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6">
            <text:p>26</text:p>
          </table:table-cell>
          <table:table-cell office:value-type="string">
            <text:p>ILE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1">
            <text:p>241</text:p>
          </table:table-cell>
          <table:table-cell office:value-type="string">
            <text:p>GLN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9.59">
            <text:p>-9.5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idx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string">
            <text:p>MET</text:p>
          </table:table-cell>
          <table:table-cell office:value-type="string">
            <text:p>TRP</text:p>
          </table:table-cell>
          <table:table-cell office:value-type="float" office:value="452">
            <text:p>452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6">
            <text:p>246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string">
            <text:p>TRP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8">
            <text:p>128</text:p>
          </table:table-cell>
          <table:table-cell office:value-type="string">
            <text:p>VAL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71">
            <text:p>-2.7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idx</text:p>
          </table:table-cell>
          <table:table-cell office:value-type="string">
            <text:p>G</text:p>
          </table:table-cell>
          <table:table-cell office:value-type="float" office:value="84">
            <text:p>84</text:p>
          </table:table-cell>
          <table:table-cell office:value-type="string">
            <text:p>CYS</text:p>
          </table:table-cell>
          <table:table-cell office:value-type="string">
            <text:p>LYS</text:p>
          </table:table-cell>
          <table:table-cell office:value-type="float" office:value="453">
            <text:p>453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0">
            <text:p>120</text:p>
          </table:table-cell>
          <table:table-cell office:value-type="string">
            <text:p>C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string">
            <text:p>MET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6">
            <text:p>246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string">
            <text:p>TRP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8">
            <text:p>128</text:p>
          </table:table-cell>
          <table:table-cell office:value-type="string">
            <text:p>VAL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6">
            <text:p>26</text:p>
          </table:table-cell>
          <table:table-cell office:value-type="string">
            <text:p>ILE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1">
            <text:p>241</text:p>
          </table:table-cell>
          <table:table-cell office:value-type="string">
            <text:p>GLN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9.17">
            <text:p>-9.1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idx</text:p>
          </table:table-cell>
          <table:table-cell office:value-type="string">
            <text:p>G</text:p>
          </table:table-cell>
          <table:table-cell office:value-type="float" office:value="40">
            <text:p>40</text:p>
          </table:table-cell>
          <table:table-cell office:value-type="string">
            <text:p>CYS</text:p>
          </table:table-cell>
          <table:table-cell office:value-type="string">
            <text:p>THR</text:p>
          </table:table-cell>
          <table:table-cell office:value-type="float" office:value="454">
            <text:p>454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4">
            <text:p>244</text:p>
          </table:table-cell>
          <table:table-cell office:value-type="string">
            <text:p>CYS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string">
            <text:p>MET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6">
            <text:p>246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string">
            <text:p>TRP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8">
            <text:p>128</text:p>
          </table:table-cell>
          <table:table-cell office:value-type="string">
            <text:p>VAL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6">
            <text:p>26</text:p>
          </table:table-cell>
          <table:table-cell office:value-type="string">
            <text:p>ILE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1">
            <text:p>241</text:p>
          </table:table-cell>
          <table:table-cell office:value-type="string">
            <text:p>GLN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9.75">
            <text:p>-9.7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idx</text:p>
          </table:table-cell>
          <table:table-cell office:value-type="string">
            <text:p>G</text:p>
          </table:table-cell>
          <table:table-cell office:value-type="float" office:value="26">
            <text:p>26</text:p>
          </table:table-cell>
          <table:table-cell office:value-type="string">
            <text:p>ILE</text:p>
          </table:table-cell>
          <table:table-cell office:value-type="string">
            <text:p>CYS</text:p>
          </table:table-cell>
          <table:table-cell office:value-type="float" office:value="455">
            <text:p>455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1">
            <text:p>241</text:p>
          </table:table-cell>
          <table:table-cell office:value-type="string">
            <text:p>GLN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6">
            <text:p>246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9.09">
            <text:p>-9.0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idx</text:p>
          </table:table-cell>
          <table:table-cell office:value-type="string">
            <text:p>G</text:p>
          </table:table-cell>
          <table:table-cell office:value-type="float" office:value="26">
            <text:p>26</text:p>
          </table:table-cell>
          <table:table-cell office:value-type="string">
            <text:p>ILE</text:p>
          </table:table-cell>
          <table:table-cell office:value-type="string">
            <text:p>CYS</text:p>
          </table:table-cell>
          <table:table-cell office:value-type="float" office:value="456">
            <text:p>456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1">
            <text:p>241</text:p>
          </table:table-cell>
          <table:table-cell office:value-type="string">
            <text:p>GLN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0.31">
            <text:p>-10.3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idx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string">
            <text:p>MET</text:p>
          </table:table-cell>
          <table:table-cell office:value-type="string">
            <text:p>TRP</text:p>
          </table:table-cell>
          <table:table-cell office:value-type="float" office:value="457">
            <text:p>457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6">
            <text:p>246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3">
            <text:p>13</text:p>
          </table:table-cell>
          <table:table-cell office:value-type="string">
            <text:p>TRP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8">
            <text:p>128</text:p>
          </table:table-cell>
          <table:table-cell office:value-type="string">
            <text:p>VAL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84">
            <text:p>84</text:p>
          </table:table-cell>
          <table:table-cell office:value-type="string">
            <text:p>CYS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0">
            <text:p>120</text:p>
          </table:table-cell>
          <table:table-cell office:value-type="string">
            <text:p>C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51">
            <text:p>-1.5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idx</text:p>
          </table:table-cell>
          <table:table-cell office:value-type="string">
            <text:p>G</text:p>
          </table:table-cell>
          <table:table-cell office:value-type="float" office:value="84">
            <text:p>84</text:p>
          </table:table-cell>
          <table:table-cell office:value-type="string">
            <text:p>CYS</text:p>
          </table:table-cell>
          <table:table-cell office:value-type="string">
            <text:p>LYS</text:p>
          </table:table-cell>
          <table:table-cell office:value-type="float" office:value="458">
            <text:p>458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120">
            <text:p>120</text:p>
          </table:table-cell>
          <table:table-cell office:value-type="string">
            <text:p>CYS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6">
            <text:p>26</text:p>
          </table:table-cell>
          <table:table-cell office:value-type="string">
            <text:p>ILE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1">
            <text:p>241</text:p>
          </table:table-cell>
          <table:table-cell office:value-type="string">
            <text:p>GLN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9.94">
            <text:p>-9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idx</text:p>
          </table:table-cell>
          <table:table-cell office:value-type="string">
            <text:p>G</text:p>
          </table:table-cell>
          <table:table-cell office:value-type="float" office:value="40">
            <text:p>40</text:p>
          </table:table-cell>
          <table:table-cell office:value-type="string">
            <text:p>CYS</text:p>
          </table:table-cell>
          <table:table-cell office:value-type="string">
            <text:p>THR</text:p>
          </table:table-cell>
          <table:table-cell office:value-type="float" office:value="459">
            <text:p>459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4">
            <text:p>244</text:p>
          </table:table-cell>
          <table:table-cell office:value-type="string">
            <text:p>CYS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G</text:p>
          </table:table-cell>
          <table:table-cell office:value-type="float" office:value="246">
            <text:p>246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71">
            <text:p>1.7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2bdn">
        <table:table-row>
          <table:table-cell office:value-type="string">
            <text:p>2bdn</text:p>
          </table:table-cell>
          <table:table-cell office:value-type="string">
            <text:p>H</text:p>
          </table:table-cell>
          <table:table-cell office:value-type="float" office:value="26">
            <text:p>26</text:p>
          </table:table-cell>
          <table:table-cell office:value-type="string">
            <text:p>ARG</text:p>
          </table:table-cell>
          <table:table-cell office:value-type="string">
            <text:p>LEU</text:p>
          </table:table-cell>
          <table:table-cell office:value-type="float" office:value="460">
            <text:p>46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72">
            <text:p>2.7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dn</text:p>
          </table:table-cell>
          <table:table-cell office:value-type="string">
            <text:p>H</text:p>
          </table:table-cell>
          <table:table-cell office:value-type="float" office:value="26">
            <text:p>26</text:p>
          </table:table-cell>
          <table:table-cell office:value-type="string">
            <text:p>LYS</text:p>
          </table:table-cell>
          <table:table-cell office:value-type="string">
            <text:p>LEU</text:p>
          </table:table-cell>
          <table:table-cell office:value-type="float" office:value="461">
            <text:p>46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65">
            <text:p>3.6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dn</text:p>
          </table:table-cell>
          <table:table-cell office:value-type="string">
            <text:p>H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462">
            <text:p>46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55">
            <text:p>0.5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dn</text:p>
          </table:table-cell>
          <table:table-cell office:value-type="string">
            <text:p>H</text:p>
          </table:table-cell>
          <table:table-cell office:value-type="float" office:value="27">
            <text:p>27</text:p>
          </table:table-cell>
          <table:table-cell office:value-type="string">
            <text:p>GLN</text:p>
          </table:table-cell>
          <table:table-cell office:value-type="string">
            <text:p>ASN</text:p>
          </table:table-cell>
          <table:table-cell office:value-type="float" office:value="463">
            <text:p>46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85">
            <text:p>5.8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dn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  <table:table-cell office:value-type="float" office:value="464">
            <text:p>46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54">
            <text:p>4.5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dn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LYS</text:p>
          </table:table-cell>
          <table:table-cell office:value-type="string">
            <text:p>TYR</text:p>
          </table:table-cell>
          <table:table-cell office:value-type="float" office:value="465">
            <text:p>46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82">
            <text:p>2.8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dn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RG</text:p>
          </table:table-cell>
          <table:table-cell office:value-type="string">
            <text:p>ASN</text:p>
          </table:table-cell>
          <table:table-cell office:value-type="float" office:value="466">
            <text:p>46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84">
            <text:p>-3.8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dn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LYS</text:p>
          </table:table-cell>
          <table:table-cell office:value-type="string">
            <text:p>ASN</text:p>
          </table:table-cell>
          <table:table-cell office:value-type="float" office:value="467">
            <text:p>46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4.59">
            <text:p>14.5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dn</text:p>
          </table:table-cell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  <table:table-cell office:value-type="float" office:value="468">
            <text:p>46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67">
            <text:p>-0.6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dn</text:p>
          </table:table-cell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 office:value-type="string">
            <text:p>GLU</text:p>
          </table:table-cell>
          <table:table-cell office:value-type="string">
            <text:p>SER</text:p>
          </table:table-cell>
          <table:table-cell office:value-type="float" office:value="469">
            <text:p>46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56">
            <text:p>-3.5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dn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470">
            <text:p>47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78">
            <text:p>-1.7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bdn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  <table:table-cell office:value-type="float" office:value="471">
            <text:p>47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88">
            <text:p>-2.8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3w2d">
        <table:table-row>
          <table:table-cell office:value-type="string">
            <text:p>3w2d</text:p>
          </table:table-cell>
          <table:table-cell office:value-type="string">
            <text:p>A</text:p>
          </table:table-cell>
          <table:table-cell office:value-type="float" office:value="44">
            <text:p>44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472">
            <text:p>47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67">
            <text:p>3.6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w2d</text:p>
          </table:table-cell>
          <table:table-cell office:value-type="string">
            <text:p>A</text:p>
          </table:table-cell>
          <table:table-cell office:value-type="float" office:value="44">
            <text:p>44</text:p>
          </table:table-cell>
          <table:table-cell office:value-type="string">
            <text:p>LEU</text:p>
          </table:table-cell>
          <table:table-cell office:value-type="string">
            <text:p>TYR</text:p>
          </table:table-cell>
          <table:table-cell office:value-type="float" office:value="473">
            <text:p>47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9.89">
            <text:p>9.8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w2d</text:p>
          </table:table-cell>
          <table:table-cell office:value-type="string">
            <text:p>A</text:p>
          </table:table-cell>
          <table:table-cell office:value-type="float" office:value="44">
            <text:p>44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  <table:table-cell office:value-type="float" office:value="474">
            <text:p>47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w2d</text:p>
          </table:table-cell>
          <table:table-cell office:value-type="string">
            <text:p>A</text:p>
          </table:table-cell>
          <table:table-cell office:value-type="float" office:value="66">
            <text:p>66</text:p>
          </table:table-cell>
          <table:table-cell office:value-type="string">
            <text:p>ARG</text:p>
          </table:table-cell>
          <table:table-cell office:value-type="string">
            <text:p>LYS</text:p>
          </table:table-cell>
          <table:table-cell office:value-type="float" office:value="475">
            <text:p>47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79">
            <text:p>-1.7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w2d</text:p>
          </table:table-cell>
          <table:table-cell office:value-type="string">
            <text:p>A</text:p>
          </table:table-cell>
          <table:table-cell office:value-type="float" office:value="66">
            <text:p>66</text:p>
          </table:table-cell>
          <table:table-cell office:value-type="string">
            <text:p>ASN</text:p>
          </table:table-cell>
          <table:table-cell office:value-type="string">
            <text:p>LYS</text:p>
          </table:table-cell>
          <table:table-cell office:value-type="float" office:value="476">
            <text:p>47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9.33">
            <text:p>19.3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w2d</text:p>
          </table:table-cell>
          <table:table-cell office:value-type="string">
            <text:p>A</text:p>
          </table:table-cell>
          <table:table-cell office:value-type="float" office:value="66">
            <text:p>66</text:p>
          </table:table-cell>
          <table:table-cell office:value-type="string">
            <text:p>GLN</text:p>
          </table:table-cell>
          <table:table-cell office:value-type="string">
            <text:p>LYS</text:p>
          </table:table-cell>
          <table:table-cell office:value-type="float" office:value="477">
            <text:p>47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4krl">
        <table:table-row>
          <table:table-cell office:value-type="string">
            <text:p>4krl</text:p>
          </table:table-cell>
          <table:table-cell office:value-type="string">
            <text:p>B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478">
            <text:p>47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19">
            <text:p>7.1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krl</text:p>
          </table:table-cell>
          <table:table-cell office:value-type="string">
            <text:p>B</text:p>
          </table:table-cell>
          <table:table-cell office:value-type="float" office:value="111">
            <text:p>11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479">
            <text:p>47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72">
            <text:p>2.7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krl</text:p>
          </table:table-cell>
          <table:table-cell office:value-type="string">
            <text:p>A</text:p>
          </table:table-cell>
          <table:table-cell office:value-type="float" office:value="48">
            <text:p>48</text:p>
          </table:table-cell>
          <table:table-cell office:value-type="string">
            <text:p>THR</text:p>
          </table:table-cell>
          <table:table-cell office:value-type="string">
            <text:p>ASP</text:p>
          </table:table-cell>
          <table:table-cell office:value-type="float" office:value="480">
            <text:p>480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75">
            <text:p>7.7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4kro">
        <table:table-row>
          <table:table-cell office:value-type="string">
            <text:p>4kro</text:p>
          </table:table-cell>
          <table:table-cell office:value-type="string">
            <text:p>B</text:p>
          </table:table-cell>
          <table:table-cell office:value-type="float" office:value="14">
            <text:p>14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481">
            <text:p>48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62">
            <text:p>6.6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kro</text:p>
          </table:table-cell>
          <table:table-cell office:value-type="string">
            <text:p>B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482">
            <text:p>48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29">
            <text:p>6.2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kro</text:p>
          </table:table-cell>
          <table:table-cell office:value-type="string">
            <text:p>A</text:p>
          </table:table-cell>
          <table:table-cell office:value-type="float" office:value="320">
            <text:p>320</text:p>
          </table:table-cell>
          <table:table-cell office:value-type="string">
            <text:p>THR</text:p>
          </table:table-cell>
          <table:table-cell office:value-type="string">
            <text:p>ASP</text:p>
          </table:table-cell>
          <table:table-cell office:value-type="float" office:value="483">
            <text:p>483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322">
            <text:p>322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53">
            <text:p>0.5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4krp">
        <table:table-row>
          <table:table-cell office:value-type="string">
            <text:p>4krp</text:p>
          </table:table-cell>
          <table:table-cell office:value-type="string">
            <text:p>B</text:p>
          </table:table-cell>
          <table:table-cell office:value-type="float" office:value="104">
            <text:p>104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484">
            <text:p>48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72">
            <text:p>6.7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krp</text:p>
          </table:table-cell>
          <table:table-cell office:value-type="string">
            <text:p>A</text:p>
          </table:table-cell>
          <table:table-cell office:value-type="float" office:value="276">
            <text:p>276</text:p>
          </table:table-cell>
          <table:table-cell office:value-type="string">
            <text:p>THR</text:p>
          </table:table-cell>
          <table:table-cell office:value-type="string">
            <text:p>ASP</text:p>
          </table:table-cell>
          <table:table-cell office:value-type="float" office:value="485">
            <text:p>485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278">
            <text:p>278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4u6h">
        <table:table-row>
          <table:table-cell office:value-type="string">
            <text:p>4u6h</text:p>
          </table:table-cell>
          <table:table-cell office:value-type="string">
            <text:p>E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486">
            <text:p>48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46">
            <text:p>-1.4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u6h</text:p>
          </table:table-cell>
          <table:table-cell office:value-type="string">
            <text:p>E</text:p>
          </table:table-cell>
          <table:table-cell office:value-type="float" office:value="24">
            <text:p>24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487">
            <text:p>48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u6h</text:p>
          </table:table-cell>
          <table:table-cell office:value-type="string">
            <text:p>E</text:p>
          </table:table-cell>
          <table:table-cell office:value-type="float" office:value="28">
            <text:p>28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488">
            <text:p>48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4zs6">
        <table:table-row>
          <table:table-cell office:value-type="string">
            <text:p>4zs6</text:p>
          </table:table-cell>
          <table:table-cell office:value-type="string">
            <text:p>A</text:p>
          </table:table-cell>
          <table:table-cell office:value-type="float" office:value="159">
            <text:p>15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489">
            <text:p>48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46">
            <text:p>-0.4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zs6</text:p>
          </table:table-cell>
          <table:table-cell office:value-type="string">
            <text:p>A</text:p>
          </table:table-cell>
          <table:table-cell office:value-type="float" office:value="155">
            <text:p>155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490">
            <text:p>49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71">
            <text:p>12.7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zs6</text:p>
          </table:table-cell>
          <table:table-cell office:value-type="string">
            <text:p>A</text:p>
          </table:table-cell>
          <table:table-cell office:value-type="float" office:value="158">
            <text:p>158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491">
            <text:p>49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4zs6</text:p>
          </table:table-cell>
          <table:table-cell office:value-type="string">
            <text:p>A</text:p>
          </table:table-cell>
          <table:table-cell office:value-type="float" office:value="154">
            <text:p>154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492">
            <text:p>49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5c6t"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81">
            <text:p>18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493">
            <text:p>49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3.42">
            <text:p>13.4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82">
            <text:p>18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494">
            <text:p>49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19">
            <text:p>1.1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84">
            <text:p>184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495">
            <text:p>49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1">
            <text:p>1.4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85">
            <text:p>18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496">
            <text:p>49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52">
            <text:p>1.5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86">
            <text:p>186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497">
            <text:p>49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87">
            <text:p>187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498">
            <text:p>49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53">
            <text:p>-1.5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85">
            <text:p>18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499">
            <text:p>499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186">
            <text:p>186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187">
            <text:p>187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91">
            <text:p>191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8.35">
            <text:p>8.3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93">
            <text:p>193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501">
            <text:p>50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56">
            <text:p>4.5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94">
            <text:p>194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502">
            <text:p>502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196">
            <text:p>196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45">
            <text:p>2.4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81">
            <text:p>18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503">
            <text:p>503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194">
            <text:p>194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196">
            <text:p>196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2.3">
            <text:p>12.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98">
            <text:p>198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504">
            <text:p>50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1.53">
            <text:p>11.5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99">
            <text:p>199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505">
            <text:p>50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72">
            <text:p>1.7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200">
            <text:p>200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506">
            <text:p>50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7">
            <text:p>3.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A</text:p>
          </table:table-cell>
          <table:table-cell office:value-type="float" office:value="199">
            <text:p>199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507">
            <text:p>507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200">
            <text:p>200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SER</text:p>
          </table:table-cell>
          <table:table-cell office:value-type="string">
            <text:p>ARG</text:p>
          </table:table-cell>
          <table:table-cell office:value-type="float" office:value="508">
            <text:p>50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3">
            <text:p>1.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509">
            <text:p>50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63">
            <text:p>-3.6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H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510">
            <text:p>51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38">
            <text:p>6.3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H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511">
            <text:p>51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18">
            <text:p>7.1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512">
            <text:p>51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11">
            <text:p>6.1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H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513">
            <text:p>51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H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514">
            <text:p>51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52">
            <text:p>1.5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L</text:p>
          </table:table-cell>
          <table:table-cell office:value-type="float" office:value="46">
            <text:p>46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515">
            <text:p>51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31">
            <text:p>2.3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c6t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516">
            <text:p>51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51">
            <text:p>0.5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5dwu">
        <table:table-row>
          <table:table-cell office:value-type="string">
            <text:p>5dwu</text:p>
          </table:table-cell>
          <table:table-cell office:value-type="string">
            <text:p>B</text:p>
          </table:table-cell>
          <table:table-cell office:value-type="float" office:value="83">
            <text:p>83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517">
            <text:p>51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dwu</text:p>
          </table:table-cell>
          <table:table-cell office:value-type="string">
            <text:p>A</text:p>
          </table:table-cell>
          <table:table-cell office:value-type="float" office:value="77">
            <text:p>77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518">
            <text:p>51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dwu</text:p>
          </table:table-cell>
          <table:table-cell office:value-type="string">
            <text:p>B</text:p>
          </table:table-cell>
          <table:table-cell office:value-type="float" office:value="84">
            <text:p>84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519">
            <text:p>51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5dwu</text:p>
          </table:table-cell>
          <table:table-cell office:value-type="string">
            <text:p>B</text:p>
          </table:table-cell>
          <table:table-cell office:value-type="float" office:value="168">
            <text:p>168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520">
            <text:p>52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3se8"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521">
            <text:p>52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17">
            <text:p>-0.1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46">
            <text:p>46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522">
            <text:p>52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17">
            <text:p>6.1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523">
            <text:p>52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58">
            <text:p>5.5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524">
            <text:p>52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65">
            <text:p>4.6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525">
            <text:p>52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23">
            <text:p>0.2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526">
            <text:p>52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18">
            <text:p>3.1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527">
            <text:p>52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49">
            <text:p>1.4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  <table:table-cell office:value-type="float" office:value="528">
            <text:p>52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23">
            <text:p>5.2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58">
            <text:p>58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529">
            <text:p>52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81">
            <text:p>4.8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530">
            <text:p>53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58">
            <text:p>3.5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61">
            <text:p>61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531">
            <text:p>53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04">
            <text:p>5.0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62">
            <text:p>62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532">
            <text:p>53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66">
            <text:p>4.6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64">
            <text:p>64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533">
            <text:p>53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3">
            <text:p>2.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71">
            <text:p>71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534">
            <text:p>53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1.06">
            <text:p>11.0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75">
            <text:p>75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535">
            <text:p>53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41">
            <text:p>0.4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77">
            <text:p>77</text:p>
          </table:table-cell>
          <table:table-cell office:value-type="string">
            <text:p>ALA</text:p>
          </table:table-cell>
          <table:table-cell office:value-type="string">
            <text:p>PRO</text:p>
          </table:table-cell>
          <table:table-cell office:value-type="float" office:value="536">
            <text:p>53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08">
            <text:p>0.0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80">
            <text:p>80</text:p>
          </table:table-cell>
          <table:table-cell office:value-type="string">
            <text:p>ALA</text:p>
          </table:table-cell>
          <table:table-cell office:value-type="string">
            <text:p>PRO</text:p>
          </table:table-cell>
          <table:table-cell office:value-type="float" office:value="537">
            <text:p>53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3">
            <text:p>-0.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109">
            <text:p>109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538">
            <text:p>53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63">
            <text:p>-1.6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110">
            <text:p>110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539">
            <text:p>53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47">
            <text:p>3.4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113">
            <text:p>11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540">
            <text:p>54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02">
            <text:p>-1.0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H</text:p>
          </table:table-cell>
          <table:table-cell office:value-type="float" office:value="114">
            <text:p>114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541">
            <text:p>54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46">
            <text:p>4.4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L</text:p>
          </table:table-cell>
          <table:table-cell office:value-type="float" office:value="0">
            <text:p/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542">
            <text:p>54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33">
            <text:p>-2.3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543">
            <text:p>54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9">
            <text:p>-0.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544">
            <text:p>54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81">
            <text:p>0.8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L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545">
            <text:p>54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58">
            <text:p>3.5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546">
            <text:p>54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61">
            <text:p>-3.6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547">
            <text:p>54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33">
            <text:p>6.3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8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548">
            <text:p>54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3.48">
            <text:p>3.48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3se9"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549">
            <text:p>54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.37">
            <text:p>2.3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47">
            <text:p>47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550">
            <text:p>55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43">
            <text:p>4.4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50">
            <text:p>50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551">
            <text:p>55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5.33">
            <text:p>5.3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  <table:table-cell office:value-type="float" office:value="552">
            <text:p>55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59">
            <text:p>-3.5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553">
            <text:p>55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59">
            <text:p>-3.5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554">
            <text:p>55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89">
            <text:p>1.8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58">
            <text:p>58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  <table:table-cell office:value-type="float" office:value="555">
            <text:p>55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11">
            <text:p>4.1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556">
            <text:p>55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36">
            <text:p>6.3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61">
            <text:p>61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557">
            <text:p>55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19">
            <text:p>0.1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ALA</text:p>
          </table:table-cell>
          <table:table-cell office:value-type="string">
            <text:p>PRO</text:p>
          </table:table-cell>
          <table:table-cell office:value-type="float" office:value="558">
            <text:p>55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85">
            <text:p>-1.8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66">
            <text:p>66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559">
            <text:p>55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6.15">
            <text:p>6.1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73">
            <text:p>73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560">
            <text:p>56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1.2">
            <text:p>11.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75">
            <text:p>75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561">
            <text:p>56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0.97">
            <text:p>-0.9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76">
            <text:p>76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562">
            <text:p>56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3.21">
            <text:p>-3.2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563">
            <text:p>56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94">
            <text:p>1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564">
            <text:p>56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85">
            <text:p>-1.8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565">
            <text:p>56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1.29">
            <text:p>-1.29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566">
            <text:p>56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57">
            <text:p>-2.5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567">
            <text:p>56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77">
            <text:p>0.7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  <table:table-cell office:value-type="float" office:value="568">
            <text:p>56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-2.07">
            <text:p>-2.0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569">
            <text:p>56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67">
            <text:p>4.6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570">
            <text:p>57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94">
            <text:p>1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L</text:p>
          </table:table-cell>
          <table:table-cell office:value-type="float" office:value="88">
            <text:p>88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571">
            <text:p>57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4.03">
            <text:p>4.0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572">
            <text:p>57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1.75">
            <text:p>1.75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se9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573">
            <text:p>57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1">
            <text:p>0.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  <table:table table:name="1yqv">
        <table:table-row>
          <table:table-cell office:value-type="string">
            <text:p>1yqv</text:p>
          </table:table-cell>
          <table:table-cell office:value-type="string">
            <text:p>Y</text:p>
          </table:table-cell>
          <table:table-cell office:value-type="float" office:value="44">
            <text:p>44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  <table:table-cell office:value-type="float" office:value="574">
            <text:p>57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94">
            <text:p>7.9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qv</text:p>
          </table:table-cell>
          <table:table-cell office:value-type="string">
            <text:p>Y</text:p>
          </table:table-cell>
          <table:table-cell office:value-type="float" office:value="44">
            <text:p>44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  <table:table-cell office:value-type="float" office:value="575">
            <text:p>57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8.37">
            <text:p>8.37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qv</text:p>
          </table:table-cell>
          <table:table-cell office:value-type="string">
            <text:p>Y</text:p>
          </table:table-cell>
          <table:table-cell office:value-type="float" office:value="44">
            <text:p>44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  <table:table-cell office:value-type="float" office:value="576">
            <text:p>57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7.11">
            <text:p>7.11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qv</text:p>
          </table:table-cell>
          <table:table-cell office:value-type="string">
            <text:p>Y</text:p>
          </table:table-cell>
          <table:table-cell office:value-type="float" office:value="67">
            <text:p>67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  <table:table-cell office:value-type="float" office:value="577">
            <text:p>577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54">
            <text:p>54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20">
            <text:p>120</text:p>
          </table:table-cell>
          <table:table-cell office:value-type="string">
            <text:p>HIS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.42">
            <text:p>0.42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qv</text:p>
          </table:table-cell>
          <table:table-cell office:value-type="string">
            <text:p>Y</text:p>
          </table:table-cell>
          <table:table-cell office:value-type="float" office:value="67">
            <text:p>67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  <table:table-cell office:value-type="float" office:value="578">
            <text:p>578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54">
            <text:p>54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20">
            <text:p>120</text:p>
          </table:table-cell>
          <table:table-cell office:value-type="string">
            <text:p>HIS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qv</text:p>
          </table:table-cell>
          <table:table-cell office:value-type="string">
            <text:p>Y</text:p>
          </table:table-cell>
          <table:table-cell office:value-type="float" office:value="67">
            <text:p>67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  <table:table-cell office:value-type="float" office:value="579">
            <text:p>579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54">
            <text:p>54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20">
            <text:p>120</text:p>
          </table:table-cell>
          <table:table-cell office:value-type="string">
            <text:p>HIS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qv</text:p>
          </table:table-cell>
          <table:table-cell office:value-type="string">
            <text:p>Y</text:p>
          </table:table-cell>
          <table:table-cell office:value-type="float" office:value="67">
            <text:p>67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  <table:table-cell office:value-type="float" office:value="580">
            <text:p>580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54">
            <text:p>54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1.33">
            <text:p>21.33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qv</text:p>
          </table:table-cell>
          <table:table-cell office:value-type="string">
            <text:p>Y</text:p>
          </table:table-cell>
          <table:table-cell office:value-type="float" office:value="67">
            <text:p>67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  <table:table-cell office:value-type="float" office:value="581">
            <text:p>581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54">
            <text:p>54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1.34">
            <text:p>21.34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qv</text:p>
          </table:table-cell>
          <table:table-cell office:value-type="string">
            <text:p>Y</text:p>
          </table:table-cell>
          <table:table-cell office:value-type="float" office:value="67">
            <text:p>67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  <table:table-cell office:value-type="float" office:value="582">
            <text:p>582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54">
            <text:p>54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22.16">
            <text:p>22.16</text:p>
          </table:table-cell>
          <table:table-cell office:value-type="string">
            <text:p/>
          </table:table-cell>
          <table:table-cell office:value-type="string">
            <text:p>DD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